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Times New Roman1" svg:font-family="'Times New Roman'" style:font-family-generic="roman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Table1" style:family="table">
      <style:table-properties style:width="16.431cm" table:align="left"/>
    </style:style>
    <style:style style:name="Table1.A" style:family="table-column">
      <style:table-column-properties style:column-width="16.431cm"/>
    </style:style>
    <style:style style:name="Table1.A1" style:family="table-cell">
      <style:table-cell-properties fo:background-color="#ccffff" fo:padding="0.051cm" fo:border="0.002cm solid #000000">
        <style:background-image/>
      </style:table-cell-properties>
    </style:style>
    <style:style style:name="Table1.2" style:family="table-row">
      <style:table-row-properties style:min-row-height="2.796cm"/>
    </style:style>
    <style:style style:name="Table1.A2" style:family="table-cell">
      <style:table-cell-properties fo:padding="0.051cm" fo:border-left="0.002cm solid #000000" fo:border-right="0.002cm solid #000000" fo:border-top="none" fo:border-bottom="0.002cm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2.429cm" style:rel-column-width="9361*"/>
    </style:style>
    <style:style style:name="Table3.B" style:family="table-column">
      <style:table-column-properties style:column-width="2.429cm" style:rel-column-width="9362*"/>
    </style:style>
    <style:style style:name="Table3.C" style:family="table-column">
      <style:table-column-properties style:column-width="2.429cm" style:rel-column-width="9363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G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7" style:family="table">
      <style:table-properties style:width="16.977cm" fo:margin-left="-0.016cm" fo:margin-right="0.037cm" table:align="margins"/>
    </style:style>
    <style:style style:name="Table17.A" style:family="table-column">
      <style:table-column-properties style:column-width="5.263cm" style:rel-column-width="20318*"/>
    </style:style>
    <style:style style:name="Table17.B" style:family="table-column">
      <style:table-column-properties style:column-width="4.734cm" style:rel-column-width="18272*"/>
    </style:style>
    <style:style style:name="Table17.C" style:family="table-column">
      <style:table-column-properties style:column-width="6.98cm" style:rel-column-width="26945*"/>
    </style:style>
    <style:style style:name="Table17.1" style:family="table-row">
      <style:table-row-properties style:min-row-height="0.728cm"/>
    </style:style>
    <style:style style:name="Table17.A1" style:family="table-cell">
      <style:table-cell-properties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7.C1" style:family="table-cell">
      <style:table-cell-properties fo:background-color="#ffffcc" fo:padding="0.097cm" fo:border="0.002cm solid #000000">
        <style:background-image/>
      </style:table-cell-properties>
    </style:style>
    <style:style style:name="Table17.A2" style:family="table-cell">
      <style:table-cell-properties fo:padding="0.097cm" fo:border-left="0.002cm solid #000000" fo:border-right="none" fo:border-top="none" fo:border-bottom="0.002cm solid #000000"/>
    </style:style>
    <style:style style:name="Table1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1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7.6" style:family="table-row">
      <style:table-row-properties style:min-row-height="0.586cm"/>
    </style:style>
    <style:style style:name="P1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Table_20_Contents">
      <style:paragraph-properties fo:text-align="start" style:justify-single-word="false"/>
      <style:text-properties style:font-name="Courier New1" fo:font-size="10pt" style:font-name-asian="Courier New1" style:font-size-asian="10pt" style:font-name-complex="Courier New1" style:font-size-complex="10pt"/>
    </style:style>
    <style:style style:name="P4" style:family="paragraph" style:parent-style-name="Table_20_Contents">
      <style:paragraph-properties fo:text-align="center" style:justify-single-word="false"/>
      <style:text-properties style:language-asian="zh" style:country-asian="TW"/>
    </style:style>
    <style:style style:name="P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style:language-asian="zh" style:country-asian="TW" style:font-weight-asian="bold" style:font-weight-complex="bold"/>
    </style:style>
    <style:style style:name="P7" style:family="paragraph" style:parent-style-name="Heading_20_2">
      <style:text-properties style:font-name="Tahoma1" fo:font-size="16pt" fo:font-style="normal" style:font-size-asian="16pt" style:language-asian="zh" style:country-asian="TW" style:font-style-asian="normal" style:font-size-complex="16pt" style:font-style-complex="normal"/>
    </style:style>
    <style:style style:name="P8" style:family="paragraph" style:parent-style-name="Standard">
      <style:paragraph-properties fo:text-align="start" style:justify-single-word="false"/>
    </style:style>
    <style:style style:name="P9" style:family="paragraph" style:parent-style-name="Standard">
      <style:paragraph-properties fo:text-align="start" style:justify-single-word="false"/>
      <style:text-properties style:font-name="Courier New1" fo:font-size="10pt" style:font-name-asian="Courier New1" style:font-size-asian="10pt" style:font-name-complex="Courier New1" style:font-size-complex="10pt"/>
    </style:style>
    <style:style style:name="P10" style:family="paragraph" style:parent-style-name="Standard">
      <style:text-properties fo:font-weight="bold" style:font-weight-asian="bold" style:font-weight-complex="bold"/>
    </style:style>
    <style:style style:name="P11" style:family="paragraph" style:parent-style-name="Standard">
      <style:text-properties style:language-asian="zh" style:country-asian="TW"/>
    </style:style>
    <style:style style:name="P12" style:family="paragraph" style:parent-style-name="Standard">
      <style:text-properties style:font-name="Verdana" fo:font-size="8pt" fo:font-weight="bold" style:font-size-asian="8pt" style:font-weight-asian="bold" style:font-size-complex="8pt" style:font-weight-complex="bold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10pt" style:font-name-asian="Courier New1" style:font-size-asian="10pt" style:font-name-complex="Courier New1" style:font-size-complex="10pt"/>
    </style:style>
    <style:style style:name="P14" style:family="paragraph" style:parent-style-name="Table_20_Heading">
      <style:paragraph-properties fo:text-align="center" style:justify-single-word="false" fo:background-color="transparent">
        <style:background-image/>
      </style:paragraph-properties>
      <style:text-properties style:language-asian="zh" style:country-asian="TW"/>
    </style:style>
    <style:style style:name="P15" style:family="paragraph" style:parent-style-name="Table_20_Heading">
      <style:paragraph-properties fo:text-align="center" style:justify-single-word="false" fo:background-color="transparent">
        <style:background-image/>
      </style:paragraph-properties>
    </style:style>
    <style:style style:name="P16" style:family="paragraph" style:parent-style-name="Text_20_body">
      <style:text-properties fo:font-weight="bold" style:language-asian="zh" style:country-asian="TW" style:font-weight-asian="bold" style:font-weight-complex="bold"/>
    </style:style>
    <style:style style:name="P17" style:family="paragraph" style:parent-style-name="Text_20_body">
      <style:text-properties style:language-asian="zh" style:country-asian="TW"/>
    </style:style>
    <style:style style:name="P18" style:family="paragraph" style:parent-style-name="Text_20_body" style:list-style-name="L1"/>
    <style:style style:name="T1" style:family="text">
      <style:text-properties style:font-name="Courier New1" fo:font-size="10pt" style:font-name-asian="Courier New1" style:font-size-asian="10pt" style:font-name-complex="Courier New1" style:font-size-complex="10pt"/>
    </style:style>
    <style:style style:name="T2" style:family="text">
      <style:text-properties fo:color="#000000"/>
    </style:style>
    <style:style style:name="T3" style:family="text">
      <style:text-properties fo:color="#000000" style:font-name="Courier New1" fo:font-size="10pt" style:font-name-asian="Courier New1" style:font-size-asian="10pt" style:font-name-complex="Courier New1" style:font-size-complex="10pt"/>
    </style:style>
    <style:style style:name="T4" style:family="text">
      <style:text-properties fo:color="#000000" style:text-underline-style="solid" style:text-underline-width="auto" style:text-underline-color="font-color"/>
    </style:style>
    <style:style style:name="T5" style:family="text">
      <style:text-properties style:language-asian="zh" style:country-asian="TW"/>
    </style:style>
    <style:style style:name="T6" style:family="text">
      <style:text-properties fo:font-variant="normal" fo:text-transform="none" fo:color="#000000" fo:letter-spacing="normal" fo:font-style="normal" fo:font-weight="normal"/>
    </style:style>
    <style:style style:name="T7" style:family="text">
      <style:text-properties fo:font-weight="bold" style:language-asian="zh" style:country-asian="TW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language-asian="zh" style:country-asian="TW" style:font-weight-asian="normal" style:font-weight-complex="normal"/>
    </style:style>
    <style:style style:name="T10" style:family="text">
      <style:text-properties style:font-name="Times New Roman1" fo:font-size="12pt" fo:font-weight="normal" style:font-name-asian="Times New Roman1" style:font-size-asian="12pt" style:language-asian="zh" style:country-asian="TW" style:font-weight-asian="normal" style:font-name-complex="Times New Roman1" style:font-size-complex="12pt" style:font-weight-complex="normal"/>
    </style:style>
    <style:style style:name="T11" style:family="text">
      <style:text-properties fo:font-size="10pt" fo:font-weight="normal" style:font-size-asian="10pt" style:language-asian="zh" style:country-asian="TW" style:font-weight-asian="normal" style:font-size-complex="10pt" style:font-weight-complex="normal"/>
    </style:style>
    <style:style style:name="T12" style:family="text">
      <style:text-properties style:font-name="Times New Roman" fo:font-size="12pt" fo:font-weight="normal" style:font-size-asian="12pt" style:language-asian="zh" style:country-asian="TW" style:font-weight-asian="normal" style:font-size-complex="12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1.471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2.741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4.011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5.281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6.551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7.82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9.091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10.361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1.631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2.901cm" text:min-label-width="0.635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2">Button</text:h>
      <text:p text:style-name="P17"><text:span text:style-name="Source_20_Text">Button</text:span> is made by <text:a xlink:type="simple" xlink:href="#Parts: (3 x 3 grid)">3*3 grid</text:a> style, <text:s/>the background and text can be customized by users.</text:p>
      <text:p text:style-name="Text_20_body"><text:s/><text:span text:style-name="T8">Note</text:span>:</text:p>
      <text:list text:style-name="L1">
        <text:list-item>
          <text:p text:style-name="P18"><text:a xlink:type="simple" xlink:href="http://zk1.svn.sourceforge.net/viewvc/zk1/branches/3.5/zul/src/archive/web/zul/css/cmps/button.css.dsp?view=markup">The CSS source of Button from SVN</text:a></text:p>
        </text:list-item>
      </text:list>
      <text:h text:style-name="Heading_20_3" text:outline-level="3">Mold: Default</text:h>
      <text:p text:style-name="P16">Structure: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">Overview</text:p>
          </table:table-cell>
        </table:table-row>
        <table:table-row table:style-name="Table1.2">
          <table:table-cell table:style-name="Table1.A2" office:value-type="string">
            <text:p text:style-name="Table_20_Contents"><draw:frame draw:style-name="fr1" draw:name="graphics1" text:anchor-type="paragraph" svg:x="7.193cm" svg:y="0.767cm" svg:width="2.143cm" svg:height="0.873cm" draw:z-index="0"><draw:image xlink:href="../images/button1.gif" xlink:type="simple" xlink:show="embed" xlink:actuate="onLoad"/></draw:frame></text:p>
          </table:table-cell>
        </table:table-row>
        <table:table-row table:style-name="Table1.2">
          <table:table-cell table:style-name="Table1.A2" office:value-type="string">
            <text:p text:style-name="Table_20_Contents"><draw:frame draw:style-name="fr2" draw:name="graphics2" text:anchor-type="paragraph" svg:width="10.716cm" svg:height="5.874cm" draw:z-index="1"><draw:image xlink:href="../images/button2.gif" xlink:type="simple" xlink:show="embed" xlink:actuate="onLoad"/></draw:frame></text:p>
          </table:table-cell>
        </table:table-row>
      </table:table>
      <text:p text:style-name="P11">Events:<text:line-break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A"/>
        <table:table-column table:style-name="Table3.C" table:number-columns-repeated="2"/>
        <table:table-column table:style-name="Table3.B"/>
        <table:table-row>
          <table:table-cell table:style-name="Table3.A1" office:value-type="string">
            <text:p text:style-name="P6">Action:</text:p>
          </table:table-cell>
          <table:table-cell table:style-name="Table3.A1" office:value-type="string">
            <text:p text:style-name="P5">Normal (Open)</text:p>
          </table:table-cell>
          <table:table-cell table:style-name="Table3.A1" office:value-type="string">
            <text:p text:style-name="P5">Hover</text:p>
          </table:table-cell>
          <table:table-cell table:style-name="Table3.A1" office:value-type="string">
            <text:p text:style-name="P5">Click, Select, and Drag.</text:p>
          </table:table-cell>
          <table:table-cell table:style-name="Table3.A1" office:value-type="string">
            <text:p text:style-name="P5">Focus</text:p>
          </table:table-cell>
          <table:table-cell table:style-name="Table3.A1" office:value-type="string">
            <text:p text:style-name="P5">Focus and Hover</text:p>
          </table:table-cell>
          <table:table-cell table:style-name="Table3.G1" office:value-type="string">
            <text:p text:style-name="P6">Disable</text:p>
          </table:table-cell>
        </table:table-row>
        <table:table-row>
          <table:table-cell table:style-name="Table3.A2" office:value-type="string">
            <text:p text:style-name="P6">CSS naming:</text:p>
          </table:table-cell>
          <table:table-cell table:style-name="Table3.A2" office:value-type="string">
            <text:p text:style-name="P4"><text:span text:style-name="Source_20_Text">z-button</text:span></text:p>
          </table:table-cell>
          <table:table-cell table:style-name="Table3.A2" office:value-type="string">
            <text:p text:style-name="P4"><text:span text:style-name="Source_20_Text">-over</text:span></text:p>
          </table:table-cell>
          <table:table-cell table:style-name="Table3.A2" office:value-type="string">
            <text:p text:style-name="P4"><text:span text:style-name="Source_20_Text">-clk</text:span></text:p>
          </table:table-cell>
          <table:table-cell table:style-name="Table3.A2" office:value-type="string">
            <text:p text:style-name="P4"><text:span text:style-name="Source_20_Text">-focus</text:span></text:p>
          </table:table-cell>
          <table:table-cell table:style-name="Table3.A2" office:value-type="string">
            <text:p text:style-name="P4"><text:span text:style-name="Source_20_Text"/></text:p>
          </table:table-cell>
          <table:table-cell table:style-name="Table3.G2" office:value-type="string">
            <text:p text:style-name="P4">-disd</text:p>
          </table:table-cell>
        </table:table-row>
        <table:table-row>
          <table:table-cell table:style-name="Table3.A2" office:value-type="string">
            <text:p text:style-name="P6">Supported</text:p>
          </table:table-cell>
          <table:table-cell table:style-name="Table3.A2" office:value-type="string">
            <text:p text:style-name="P4">V</text:p>
          </table:table-cell>
          <table:table-cell table:style-name="Table3.A2" office:value-type="string">
            <text:p text:style-name="P4">V</text:p>
          </table:table-cell>
          <table:table-cell table:style-name="Table3.A2" office:value-type="string">
            <text:p text:style-name="P4">V</text:p>
          </table:table-cell>
          <table:table-cell table:style-name="Table3.A2" office:value-type="string">
            <text:p text:style-name="P4">V</text:p>
          </table:table-cell>
          <table:table-cell table:style-name="Table3.A2" office:value-type="string">
            <text:p text:style-name="P4"/>
          </table:table-cell>
          <table:table-cell table:style-name="Table3.G2" office:value-type="string">
            <text:p text:style-name="P4">!</text:p>
          </table:table-cell>
        </table:table-row>
      </table:table>
      <text:p text:style-name="Text_20_body"><text:span text:style-name="T7"><text:tab/>Note: </text:span><text:span text:style-name="T10">An exclamation mark(!)</text:span><text:span text:style-name="T9"> means the action effect uses CSS </text:span><text:span text:style-name="Source_20_Text"><text:span text:style-name="T12">opacity</text:span></text:span><text:span text:style-name="Source_20_Text"><text:span text:style-name="T11"> </text:span></text:span><text:span text:style-name="Source_20_Text"><text:span text:style-name="T12">to do it, not CSS</text:span></text:span><text:span text:style-name="Source_20_Text"><text:span text:style-name="T11"> </text:span></text:span><text:span text:style-name="Source_20_Text"><text:span text:style-name="T12">background-position</text:span></text:span><text:span text:style-name="Source_20_Text"><text:span text:style-name="T11">.</text:span></text:span></text:p>
      <text:p text:style-name="P10">CSS Specification:</text:p>
      <table:table table:name="Table17" table:style-name="Table17">
        <table:table-column table:style-name="Table17.A"/>
        <table:table-column table:style-name="Table17.B"/>
        <table:table-column table:style-name="Table17.C"/>
        <table:table-row table:style-name="Table17.1">
          <table:table-cell table:style-name="Table17.A1" office:value-type="string">
            <text:p text:style-name="P14">Class Name</text:p>
          </table:table-cell>
          <table:table-cell table:style-name="Table17.A1" office:value-type="string">
            <text:p text:style-name="P15">Description</text:p>
          </table:table-cell>
          <table:table-cell table:style-name="Table17.C1" office:value-type="string">
            <text:p text:style-name="P15">Default Values</text:p>
          </table:table-cell>
        </table:table-row>
        <table:table-row>
          <table:table-cell table:style-name="Table17.A2" office:value-type="string">
            <text:p text:style-name="P2"><text:span text:style-name="Source_20_Text"><text:span text:style-name="T1">.z-button</text:span></text:span></text:p>
          </table:table-cell>
          <table:table-cell table:style-name="Table17.B2" office:value-type="string">
            <text:p text:style-name="P2">Font size and color</text:p>
          </table:table-cell>
          <table:table-cell table:style-name="Table17.C2" office:value-type="string">
            <text:p text:style-name="P8"><text:span text:style-name="Source_20_Text"><text:span text:style-name="T1">font-family: </text:span></text:span><text:span text:style-name="Source_20_Text"><text:span text:style-name="T3">${fontFamilyT}</text:span></text:span><text:span text:style-name="Source_20_Text"><text:span text:style-name="T1">;</text:span></text:span></text:p>
            <text:p text:style-name="P13">font-size: <text:span text:style-name="T2">${fontSizeM}</text:span>; </text:p>
            <text:p text:style-name="P13">color: black;</text:p>
          </table:table-cell>
        </table:table-row>
        <table:table-row>
          <table:table-cell table:style-name="Table17.A2" office:value-type="string">
            <text:p text:style-name="P3">.z-button .z-button-<text:span text:style-name="T4">tl</text:span>, </text:p>
            <text:p text:style-name="P3"><text:soft-page-break/>.z-button .z-button-<text:span text:style-name="T4">tr</text:span>, </text:p>
            <text:p text:style-name="P3">.z-button .z-button-<text:span text:style-name="T4">bl</text:span>, </text:p>
            <text:p text:style-name="P3">.z-button .z-button-<text:span text:style-name="T4">br</text:span></text:p>
          </table:table-cell>
          <table:table-cell table:style-name="Table17.B2" office:value-type="string">
            <text:p text:style-name="P2">Cor<text:span text:style-name="T5">ner graph</text:span></text:p>
          </table:table-cell>
          <table:table-cell table:style-name="Table17.C2" office:value-type="string">
            <text:p text:style-name="P9">background-image:url(<text:span text:style-name="T2">$</text:span><text:soft-page-break/><text:span text:style-name="T2">{c:encodeURL(</text:span><text:span text:style-name="T4">'</text:span><text:span text:style-name="T2">~./</text:span><text:span text:style-name="T4">zul</text:span><text:span text:style-name="T2">/</text:span><text:span text:style-name="T4">img</text:span><text:span text:style-name="T2">/button/z-</text:span><text:span text:style-name="T4">btn</text:span><text:span text:style-name="T2">-</text:span><text:span text:style-name="T4">trendy</text:span><text:span text:style-name="T2">-corner.</text:span><text:span text:style-name="T4">gif</text:span><text:span text:style-name="T2">'</text:span><text:span text:style-name="T4">)</text:span><text:span text:style-name="T2">}</text:span>);</text:p>
          </table:table-cell>
        </table:table-row>
        <table:table-row>
          <table:table-cell table:style-name="Table17.A2" office:value-type="string">
            <text:p text:style-name="P3">.z-button .z-button-<text:span text:style-name="T4">tm</text:span>, </text:p>
            <text:p text:style-name="P3">.z-button .z-button-<text:span text:style-name="T4">bm</text:span></text:p>
          </table:table-cell>
          <table:table-cell table:style-name="Table17.B2" office:value-type="string">
            <text:p text:style-name="P2">Top and bottom edge</text:p>
          </table:table-cell>
          <table:table-cell table:style-name="Table17.C2" office:value-type="string">
            <text:p text:style-name="P9">background-image:url(<text:span text:style-name="T2">${c:encodeURL(</text:span><text:span text:style-name="T4">'</text:span><text:span text:style-name="T2">~./</text:span><text:span text:style-name="T4">zul</text:span><text:span text:style-name="T2">/</text:span><text:span text:style-name="T4">img</text:span><text:span text:style-name="T2">/button/z-</text:span><text:span text:style-name="T4">btn</text:span><text:span text:style-name="T2">-</text:span><text:span text:style-name="T4">trendy</text:span><text:span text:style-name="T2">-x.</text:span><text:span text:style-name="T4">gif</text:span><text:span text:style-name="T2">'</text:span><text:span text:style-name="T4">)</text:span><text:span text:style-name="T2">}</text:span>);</text:p>
          </table:table-cell>
        </table:table-row>
        <table:table-row>
          <table:table-cell table:style-name="Table17.A2" office:value-type="string">
            <text:p text:style-name="P3">.z-button .z-button-<text:span text:style-name="T4">cl</text:span>, </text:p>
            <text:p text:style-name="P3">.z-button .z-button-<text:span text:style-name="T4">cr</text:span></text:p>
          </table:table-cell>
          <table:table-cell table:style-name="Table17.B2" office:value-type="string">
            <text:p text:style-name="P2">Right and left edge</text:p>
          </table:table-cell>
          <table:table-cell table:style-name="Table17.C2" office:value-type="string">
            <text:p text:style-name="P9">background-image:url(<text:span text:style-name="T2">$</text:span><text:span text:style-name="T2">{c:encodeURL(</text:span><text:span text:style-name="T4">'</text:span><text:span text:style-name="T2">~./</text:span><text:span text:style-name="T4">zul</text:span><text:span text:style-name="T2">/</text:span><text:span text:style-name="T4">img</text:span><text:span text:style-name="T2">/button/</text:span><text:span text:style-name="T2">z-</text:span><text:span text:style-name="T4">btn</text:span><text:span text:style-name="T2">-</text:span><text:span text:style-name="T4">trendy</text:span><text:span text:style-name="T2">-y.</text:span><text:span text:style-name="T4">gif</text:span><text:span text:style-name="T2">'</text:span><text:span text:style-name="T4">)</text:span><text:span text:style-name="T2">}</text:span>);</text:p>
          </table:table-cell>
        </table:table-row>
        <table:table-row table:style-name="Table17.6">
          <table:table-cell table:style-name="Table17.A2" office:value-type="string">
            <text:p text:style-name="P3">.z-button .z-button-<text:span text:style-name="T4">cm</text:span></text:p>
          </table:table-cell>
          <table:table-cell table:style-name="Table17.B2" office:value-type="string">
            <text:p text:style-name="P2">Center image</text:p>
          </table:table-cell>
          <table:table-cell table:style-name="Table17.C2" office:value-type="string">
            <text:p text:style-name="P9">background-image:url(<text:span text:style-name="T2">${c:encodeURL(</text:span><text:span text:style-name="T4">'</text:span><text:span text:style-name="T2">~./</text:span><text:span text:style-name="T4">zul</text:span><text:span text:style-name="T2">/</text:span><text:span text:style-name="T4">img</text:span><text:span text:style-name="T2">/button/z-</text:span><text:span text:style-name="T4">btn</text:span><text:span text:style-name="T2">-</text:span><text:span text:style-name="T4">trendy</text:span><text:span text:style-name="T2">-</text:span><text:span text:style-name="T4">ctr</text:span><text:span text:style-name="T2">.</text:span><text:span text:style-name="T4">gif</text:span><text:span text:style-name="T2">'</text:span><text:span text:style-name="T4">)</text:span><text:span text:style-name="T2">}</text:span>);</text:p>
          </table:table-cell>
        </table:table-row>
      </table:table>
      <text:p text:style-name="Standard"/>
      <text:p text:style-name="P10">Example:</text:p>
      <text:p text:style-name="Code">&lt;style&gt;</text:p>
      <text:p text:style-name="Code">.z-button .z-button-tl, .z-button .z-button-tr, .z-button .z-button-bl, .z-button .z-button-br,</text:p>
      <text:p text:style-name="Code">.z-button .z-button-tm, .z-button .z-button-bm, .z-button .z-button-cl, .z-button .z-button-cr {</text:p>
      <text:p text:style-name="Code"><text:s text:c="4"/>background-image:none; background-color:#008bb6; </text:p>
      <text:p text:style-name="Code">}</text:p>
      <text:p text:style-name="Code">.z-button .z-button-cm { </text:p>
      <text:p text:style-name="Code"><text:s text:c="4"/>background-image:none; background-color:#c1c2c3; </text:p>
      <text:p text:style-name="Code"><text:span text:style-name="T6">}</text:span> </text:p>
      <text:p text:style-name="Code"><draw:frame draw:style-name="fr1" draw:name="graphics31" text:anchor-type="paragraph" svg:x="12.213cm" svg:y="0.826cm" svg:width="2.831cm" svg:height="1.191cm" draw:z-index="2"><draw:image xlink:href="../images/button3.gif" xlink:type="simple" xlink:show="embed" xlink:actuate="onLoad"/></draw:frame>&lt;/style&gt;</text:p>
      <text:p text:style-name="Code"/>
      <text:p text:style-name="P12"/>
      <text:p text:style-name="Code"><draw:frame draw:style-name="fr1" draw:name="graphics41" text:anchor-type="paragraph" svg:x="13.111cm" svg:y="4.152cm" svg:width="3.572cm" svg:height="2.037cm" draw:z-index="3"><draw:image xlink:href="../images/button4.gif" xlink:type="simple" xlink:show="embed" xlink:actuate="onLoad"/></draw:frame>&lt;style&gt;<text:line-break/>.z-button .z-button-tl, .z-button .z-button-tr, .z-button .z-button-bl, .z-button .z-button-br,<text:line-break/>.z-button .z-button-tm, .z-button .z-button-bm, .z-button .z-button-cl, .z-button .z-button-cr, .z-button .z-button-cm {<text:line-break/> background-image:none;<text:line-break/>} <text:line-break/>&lt;/style&gt;<text:line-break/>&lt;button tooltiptext="Here is a button" image="<text:a xlink:type="simple" xlink:href="http://www.freebuttons.com/freebuttons/Alien/AlienDd5.gif">http://www.freebuttons.com/freebuttons/Alien/AlienDd5.gif</text:a>"/&gt;</text:p>
      <text:p text:style-name="Cod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imes New Roman1" svg:font-family="'Times New Roman'" style:font-family-generic="roman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2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新細明體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top="1.199cm" fo:margin-bottom="0.4cm" fo:line-height="100%" fo:text-align="start" style:justify-single-word="false"/>
      <style:text-properties fo:color="#333333" style:font-name="Tahoma" fo:font-size="13pt" fo:font-style="normal" fo:font-weight="bold" style:font-size-asian="13pt" style:font-style-asian="normal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Text_20_body" style:class="extra">
      <style:paragraph-properties fo:margin-top="0cm" fo:margin-bottom="0cm"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Code" style:family="paragraph" style:parent-style-name="Text_20_body">
      <style:paragraph-properties fo:margin-left="0.499cm" fo:margin-right="0cm" fo:margin-top="0.101cm" fo:margin-bottom="0.049cm" fo:text-align="start" style:justify-single-word="false" fo:orphans="3" fo:text-indent="0cm" style:auto-text-indent="false" fo:padding="0.049cm" fo:border-left="0.002cm solid #000000" fo:border-right="0.002cm solid #000000" fo:border-top="0.002cm solid #000000" fo:border-bottom="0.002cm solid #c0c0c0">
        <style:tab-stops>
          <style:tab-stop style:position="0.6cm"/>
          <style:tab-stop style:position="1.199cm"/>
          <style:tab-stop style:position="1.799cm"/>
          <style:tab-stop style:position="2.401cm"/>
          <style:tab-stop style:position="3cm"/>
          <style:tab-stop style:position="3.6cm"/>
        </style:tab-stops>
      </style:paragraph-properties>
      <style:text-properties style:font-name="Courier New" fo:font-size="9pt" style:font-size-asian="9pt"/>
    </style:style>
    <style:style style:name="Source_20_Text" style:display-name="Source Text" style:family="text">
      <style:text-properties style:font-name="Courier New1" fo:background-color="transparent" style:font-name-asian="Courier New1" style:font-name-complex="Courier New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dc:creator>Jumper Chen</dc:creator>
    <dc:date>2008-11-11T14:19:14</dc:date>
    <meta:editing-cycles>18</meta:editing-cycles>
    <meta:editing-duration>PT3H17M24S</meta:editing-duration>
    <meta:user-defined meta:name="Info 1"/>
    <meta:user-defined meta:name="Info 2"/>
    <meta:user-defined meta:name="Info 3"/>
    <meta:user-defined meta:name="Info 4"/>
    <meta:document-statistic meta:table-count="3" meta:image-count="4" meta:object-count="0" meta:page-count="2" meta:paragraph-count="65" meta:word-count="324" meta:character-count="1855"/>
  </office:meta>
</office:document-meta>
</file>